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Pictures/10000201000002B2000002D52DCD1A92BE71F500.png" manifest:media-type="image/png"/>
  <manifest:file-entry manifest:full-path="Pictures/10005BCE0000B7EE0000C17AB6E039E43E48BEE0.svg" manifest:media-type="image/svg+xml"/>
  <manifest:file-entry manifest:full-path="Pictures/100000000000025D0000018940629344A24B1A13.jpg" manifest:media-type="image/jpeg"/>
  <manifest:file-entry manifest:full-path="Pictures/100000000000014000000096F3866BD319865458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eeeeee"/>
    </style:style>
    <style:style style:name="P2" style:family="paragraph">
      <loext:graphic-properties draw:fill-color="#003d73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5" style:family="paragraph">
      <loext:graphic-properties draw:fill-color="#cccccc"/>
    </style:style>
    <style:style style:name="P6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7" style:family="paragraph">
      <loext:graphic-properties draw:fill-color="#729fcf"/>
    </style:style>
    <style:style style:name="P8" style:family="paragraph">
      <style:paragraph-properties fo:text-align="center"/>
      <style:text-properties fo:color="#0d1f63" style:font-name="Ubuntu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d1f63" style:font-name="Ubuntu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fo:color="#002342"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0d1f63"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508f"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ce181e"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66b3"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cm, 0cm, 1.8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18cm, 0.293cm, 0.452cm, 0.1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23.495cm" fo:min-width="51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3d73" draw:textarea-horizontal-align="justify" draw:textarea-vertical-align="middle" draw:auto-grow-height="false" fo:min-height="6.511cm" fo:min-width="49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979cm" fo:min-width="8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0.884cm" fo:min-width="3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4.101cm" fo:min-width="1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729fcf" draw:textarea-horizontal-align="justify" draw:textarea-vertical-align="middle" draw:auto-grow-height="false" fo:min-height="4.101cm" fo:min-width="1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t6" text:anchor-type="page" text:anchor-page-number="1" svg:x="13.861cm" svg:y="10.111cm" svg:width="4.45cm" svg:height="4.18cm" draw:z-index="6">
        <draw:object xlink:href="./Object 1" xlink:type="simple" xlink:show="embed" xlink:actuate="onLoad"/>
        <draw:image xlink:href="./ObjectReplacements/Object 1" xlink:type="simple" xlink:show="embed" xlink:actuate="onLoad"/>
        <svg:desc>diagramme</svg:desc>
      </draw:frame>
      <draw:frame draw:style-name="fr4" draw:name="Objet2" text:anchor-type="page" text:anchor-page-number="1" svg:x="22.758cm" svg:y="10.111cm" svg:width="4.45cm" svg:height="4.184cm" draw:z-index="8">
        <draw:object xlink:href="./Object 3" xlink:type="simple" xlink:show="embed" xlink:actuate="onLoad"/>
        <draw:image xlink:href="./ObjectReplacements/Object 3" xlink:type="simple" xlink:show="embed" xlink:actuate="onLoad"/>
        <svg:desc>diagramme</svg:desc>
      </draw:frame>
      <draw:frame draw:style-name="fr4" draw:name="Objet3" text:anchor-type="page" text:anchor-page-number="1" svg:x="27.206cm" svg:y="10.111cm" svg:width="4.45cm" svg:height="4.184cm" draw:z-index="9">
        <draw:object xlink:href="./Object 4" xlink:type="simple" xlink:show="embed" xlink:actuate="onLoad"/>
        <draw:image xlink:href="./ObjectReplacements/Object 4" xlink:type="simple" xlink:show="embed" xlink:actuate="onLoad"/>
        <svg:desc>diagramme</svg:desc>
      </draw:frame>
      <draw:frame draw:style-name="fr4" draw:name="Objet4" text:anchor-type="page" text:anchor-page-number="1" svg:x="31.655cm" svg:y="10.111cm" svg:width="4.45cm" svg:height="4.184cm" draw:z-index="10">
        <draw:object xlink:href="./Object 5" xlink:type="simple" xlink:show="embed" xlink:actuate="onLoad"/>
        <draw:image xlink:href="./ObjectReplacements/Object 5" xlink:type="simple" xlink:show="embed" xlink:actuate="onLoad"/>
        <svg:desc>diagramme</svg:desc>
      </draw:frame>
      <draw:frame draw:style-name="fr4" draw:name="Objet1" text:anchor-type="page" text:anchor-page-number="1" svg:x="18.309cm" svg:y="10.111cm" svg:width="4.45cm" svg:height="4.184cm" draw:z-index="7">
        <draw:object xlink:href="./Object 2" xlink:type="simple" xlink:show="embed" xlink:actuate="onLoad"/>
        <draw:image xlink:href="./ObjectReplacements/Object 2" xlink:type="simple" xlink:show="embed" xlink:actuate="onLoad"/>
        <svg:desc>diagramme</svg:desc>
      </draw:frame>
      <text:p text:style-name="Standard"><draw:frame draw:style-name="fr1" draw:name="Image1" text:anchor-type="paragraph" svg:x="17.198cm" svg:y="1.616cm" svg:width="15.321cm" svg:height="7.089cm" draw:z-index="4"><draw:image xlink:href="Pictures/100000000000025D0000018940629344A24B1A13.jpg" xlink:type="simple" xlink:show="embed" xlink:actuate="onLoad" loext:mime-type="image/jpeg"/></draw:frame><draw:frame draw:style-name="fr2" draw:name="Image2" text:anchor-type="paragraph" svg:x="23.548cm" svg:y="17.992cm" svg:width="2.579cm" svg:height="1.005cm" draw:z-index="5"><draw:image xlink:href="Pictures/100000000000014000000096F3866BD319865458.png" xlink:type="simple" xlink:show="embed" xlink:actuate="onLoad" loext:mime-type="image/png"/></draw:frame><draw:frame draw:style-name="fr3" draw:name="Image3" text:anchor-type="paragraph" svg:x="24.712cm" svg:y="1.616cm" svg:width="3.732cm" svg:height="3.729cm" draw:z-index="23"><draw:image xlink:href="Pictures/10005BCE0000B7EE0000C17AB6E039E43E48BEE0.svg" xlink:type="simple" xlink:show="embed" xlink:actuate="onLoad" loext:mime-type="image/svg+xml"/><draw:image xlink:href="Pictures/10000201000002B2000002D52DCD1A92BE71F500.png" xlink:type="simple" xlink:show="embed" xlink:actuate="onLoad"/></draw:frame><draw:custom-shape text:anchor-type="paragraph" draw:z-index="1" draw:name="Forme2" draw:style-name="gr2" draw:text-style-name="P2" svg:width="49.714cm" svg:height="6.511cm" svg:x="-0.21cm" svg:y="-0.318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3" svg:width="8.891cm" svg:height="0.98cm" svg:x="21.431cm" svg:y="15.716cm"><text:p/><draw:enhanced-geometry svg:viewBox="0 0 21600 21600" draw:type="rectangle" draw:enhanced-path="M 0 0 L 21600 0 21600 21600 0 21600 0 0 Z N"/></draw:custom-shape><draw:custom-shape text:anchor-type="paragraph" draw:z-index="3" draw:name="Forme3" draw:style-name="gr3" draw:text-style-name="P3" svg:width="8.891cm" svg:height="0.98cm" svg:x="21.431cm" svg:y="16.695cm"><text:p/><draw:enhanced-geometry svg:viewBox="0 0 21600 21600" draw:type="rectangle" draw:enhanced-path="M 0 0 L 21600 0 21600 21600 0 21600 0 0 Z N"/></draw:custom-shape><draw:frame text:anchor-type="paragraph" draw:z-index="11" draw:name="Forme18" draw:style-name="gr4" draw:text-style-name="P4" svg:width="2.012cm" svg:height="0.976cm" svg:x="15.035cm" svg:y="11.698cm"><draw:text-box><text:p><text:span text:style-name="T1">40 %</text:span></text:p></draw:text-box></draw:frame><draw:frame text:anchor-type="paragraph" draw:z-index="12" draw:name="Forme18" draw:style-name="gr4" draw:text-style-name="P4" svg:width="2.012cm" svg:height="0.976cm" svg:x="19.269cm" svg:y="11.698cm"><draw:text-box><text:p><text:span text:style-name="T1">40 %</text:span></text:p></draw:text-box></draw:frame><draw:frame text:anchor-type="paragraph" draw:z-index="13" draw:name="Forme18" draw:style-name="gr4" draw:text-style-name="P4" svg:width="2.012cm" svg:height="0.976cm" svg:x="23.82cm" svg:y="11.645cm"><draw:text-box><text:p><text:span text:style-name="T1">40 %</text:span></text:p></draw:text-box></draw:frame><draw:frame text:anchor-type="paragraph" draw:z-index="14" draw:name="Forme18" draw:style-name="gr4" draw:text-style-name="P4" svg:width="2.012cm" svg:height="0.976cm" svg:x="28.079cm" svg:y="11.645cm"><draw:text-box><text:p><text:span text:style-name="T1">40 %</text:span></text:p></draw:text-box></draw:frame><draw:frame text:anchor-type="paragraph" draw:z-index="15" draw:name="Forme18" draw:style-name="gr4" draw:text-style-name="P4" svg:width="2.012cm" svg:height="0.976cm" svg:x="32.657cm" svg:y="11.619cm"><draw:text-box><text:p><text:span text:style-name="T1">40 %</text:span></text:p></draw:text-box></draw:frame><draw:custom-shape text:anchor-type="paragraph" draw:z-index="16" draw:name="Forme5" draw:style-name="gr5" draw:text-style-name="P5" svg:width="3.758cm" svg:height="0.98cm" svg:x="19.05cm" svg:y="15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5" draw:style-name="gr5" draw:text-style-name="P5" svg:width="3.758cm" svg:height="0.98cm" svg:x="19.05cm" svg:y="16.6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e4" draw:style-name="gr6" draw:text-style-name="P6" svg:width="1.747cm" svg:height="0.689cm" svg:x="20.32cm" svg:y="15.877cm"><draw:text-box><text:p><text:span text:style-name="T2">Login</text:span></text:p></draw:text-box></draw:frame><draw:frame text:anchor-type="paragraph" draw:z-index="19" draw:name="Forme4" draw:style-name="gr7" draw:text-style-name="P6" svg:width="2.276cm" svg:height="0.662cm" svg:x="19.976cm" svg:y="16.856cm"><draw:text-box><text:p><text:span text:style-name="T2">Password</text:span></text:p></draw:text-box></draw:frame><draw:custom-shape text:anchor-type="paragraph" draw:z-index="0" draw:name="Forme1" draw:style-name="gr1" draw:text-style-name="P1" svg:width="51.242cm" svg:height="23.496cm" svg:x="-0.21cm" svg:y="-0.318cm"><text:p/><draw:enhanced-geometry svg:viewBox="0 0 21600 21600" draw:type="rectangle" draw:enhanced-path="M 0 0 L 21600 0 21600 21600 0 21600 0 0 Z N"/></draw:custom-shape><draw:custom-shape text:anchor-type="paragraph" draw:z-index="20" draw:name="Forme6" draw:style-name="gr8" svg:width="2.408cm" svg:height="6.511cm" svg:x="0.873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1" draw:name="Forme6" draw:style-name="gr8" svg:width="2.408cm" svg:height="6.511cm" svg:x="3.281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Forme6" draw:style-name="gr9" draw:text-style-name="P7" svg:width="2.408cm" svg:height="6.511cm" svg:x="5.689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4" draw:name="Forme22" draw:style-name="gr10" draw:text-style-name="P9" svg:width="15.823cm" svg:height="0.983cm" svg:x="16.986cm" svg:y="8.811cm"><draw:text-box><text:p text:style-name="P8"><text:span text:style-name="T3">R <text:s text:c="4"/>E <text:s text:c="4"/>C <text:s/></text:span><text:span text:style-name="T4"><text:s text:c="3"/>R <text:s text:c="4"/>U <text:s text:c="4"/></text:span><text:span text:style-name="T5">T <text:s text:c="4"/>E <text:s text:c="2"/></text:span><text:span text:style-name="T4"><text:s text:c="2"/></text:span><text:span text:style-name="T6">M </text:span><text:span text:style-name="T4"><text:s text:c="4"/></text:span><text:span text:style-name="T7">E <text:s text:c="4"/>N <text:s text:c="4"/>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3:00:02.717928091</meta:creation-date>
    <meta:editing-duration>PT1H28M20S</meta:editing-duration>
    <meta:editing-cycles>4</meta:editing-cycles>
    <meta:generator>LibreOffice/6.0.6.2$Linux_X86_64 LibreOffice_project/00m0$Build-2</meta:generator>
    <dc:date>2019-08-06T10:11:28.438405938</dc:date>
    <meta:document-statistic meta:table-count="0" meta:image-count="3" meta:object-count="5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0"/>
      <style:graphic-properties draw:fill-color="#004586"/>
    </style:style>
    <style:style style:name="ch8" style:family="chart">
      <style:chart-properties chart:solid-type="cuboid" chart:pie-offset="0"/>
      <style:graphic-properties draw:fill-color="#ff420e"/>
    </style:style>
    <style:style style:name="ch9" style:family="chart">
      <style:chart-properties chart:solid-type="cuboid" chart:pie-offset="0"/>
      <style:graphic-properties draw:fill-color="#ffd320"/>
    </style:style>
    <style:style style:name="ch10" style:family="chart">
      <style:chart-properties chart:solid-type="cuboid" chart:pie-offset="0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>
      <style:chart-properties chart:solid-type="cuboid"/>
      <style:graphic-properties draw:fill-color="#579d1c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.45cm" svg:height="4.18cm" xlink:href="." xlink:type="simple" chart:class="chart:ring" chart:style-name="ch1">
        <chart:plot-area chart:style-name="ch2" chart:data-source-has-labels="both" svg:x="0.339cm" svg:y="0.577cm" svg:width="3.594cm" svg:height="3.594cm">
          <chartooo:coordinate-region svg:x="0cm" svg:y="0.577cm" svg:width="4.272cm" svg:height="3.59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E$2:.$E$5" chart:label-cell-address="local-table.$E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F$2:.$F$5" chart:label-cell-address="local-table.$F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9" chart:values-cell-range-address="local-table.$G$2:.$G$5" chart:label-cell-address="local-table.$G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0"/>
      <style:graphic-properties draw:fill-color="#004586"/>
    </style:style>
    <style:style style:name="ch8" style:family="chart">
      <style:chart-properties chart:solid-type="cuboid" chart:pie-offset="0"/>
      <style:graphic-properties draw:fill-color="#ff420e"/>
    </style:style>
    <style:style style:name="ch9" style:family="chart">
      <style:chart-properties chart:solid-type="cuboid" chart:pie-offset="0"/>
      <style:graphic-properties draw:fill-color="#ffd320"/>
    </style:style>
    <style:style style:name="ch10" style:family="chart">
      <style:chart-properties chart:solid-type="cuboid" chart:pie-offset="0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>
      <style:chart-properties chart:solid-type="cuboid"/>
      <style:graphic-properties draw:fill-color="#579d1c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.45cm" svg:height="4.183cm" xlink:href="." xlink:type="simple" chart:class="chart:ring" chart:style-name="ch1">
        <chart:plot-area chart:style-name="ch2" chart:data-source-has-labels="both" svg:x="0.338cm" svg:y="0.577cm" svg:width="3.595cm" svg:height="3.595cm">
          <chartooo:coordinate-region svg:x="0cm" svg:y="0.577cm" svg:width="4.272cm" svg:height="3.59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E$2:.$E$5" chart:label-cell-address="local-table.$E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F$2:.$F$5" chart:label-cell-address="local-table.$F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9" chart:values-cell-range-address="local-table.$G$2:.$G$5" chart:label-cell-address="local-table.$G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0"/>
      <style:graphic-properties draw:fill-color="#004586"/>
    </style:style>
    <style:style style:name="ch8" style:family="chart">
      <style:chart-properties chart:solid-type="cuboid" chart:pie-offset="0"/>
      <style:graphic-properties draw:fill-color="#ff420e"/>
    </style:style>
    <style:style style:name="ch9" style:family="chart">
      <style:chart-properties chart:solid-type="cuboid" chart:pie-offset="0"/>
      <style:graphic-properties draw:fill-color="#ffd320"/>
    </style:style>
    <style:style style:name="ch10" style:family="chart">
      <style:chart-properties chart:solid-type="cuboid" chart:pie-offset="0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>
      <style:chart-properties chart:solid-type="cuboid"/>
      <style:graphic-properties draw:fill-color="#579d1c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.45cm" svg:height="4.183cm" xlink:href="." xlink:type="simple" chart:class="chart:ring" chart:style-name="ch1">
        <chart:plot-area chart:style-name="ch2" chart:data-source-has-labels="both" svg:x="0.338cm" svg:y="0.577cm" svg:width="3.595cm" svg:height="3.595cm">
          <chartooo:coordinate-region svg:x="0cm" svg:y="0.577cm" svg:width="4.272cm" svg:height="3.59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E$2:.$E$5" chart:label-cell-address="local-table.$E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F$2:.$F$5" chart:label-cell-address="local-table.$F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9" chart:values-cell-range-address="local-table.$G$2:.$G$5" chart:label-cell-address="local-table.$G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0"/>
      <style:graphic-properties draw:fill-color="#004586"/>
    </style:style>
    <style:style style:name="ch8" style:family="chart">
      <style:chart-properties chart:solid-type="cuboid" chart:pie-offset="0"/>
      <style:graphic-properties draw:fill-color="#ff420e"/>
    </style:style>
    <style:style style:name="ch9" style:family="chart">
      <style:chart-properties chart:solid-type="cuboid" chart:pie-offset="0"/>
      <style:graphic-properties draw:fill-color="#ffd320"/>
    </style:style>
    <style:style style:name="ch10" style:family="chart">
      <style:chart-properties chart:solid-type="cuboid" chart:pie-offset="0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>
      <style:chart-properties chart:solid-type="cuboid"/>
      <style:graphic-properties draw:fill-color="#579d1c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.45cm" svg:height="4.183cm" xlink:href="." xlink:type="simple" chart:class="chart:ring" chart:style-name="ch1">
        <chart:plot-area chart:style-name="ch2" chart:data-source-has-labels="both" svg:x="0.338cm" svg:y="0.577cm" svg:width="3.595cm" svg:height="3.595cm">
          <chartooo:coordinate-region svg:x="0cm" svg:y="0.577cm" svg:width="4.272cm" svg:height="3.59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E$2:.$E$5" chart:label-cell-address="local-table.$E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F$2:.$F$5" chart:label-cell-address="local-table.$F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9" chart:values-cell-range-address="local-table.$G$2:.$G$5" chart:label-cell-address="local-table.$G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pie-offset="0"/>
      <style:graphic-properties draw:fill-color="#004586"/>
    </style:style>
    <style:style style:name="ch8" style:family="chart">
      <style:chart-properties chart:solid-type="cuboid" chart:pie-offset="0"/>
      <style:graphic-properties draw:fill-color="#ff420e"/>
    </style:style>
    <style:style style:name="ch9" style:family="chart">
      <style:chart-properties chart:solid-type="cuboid" chart:pie-offset="0"/>
      <style:graphic-properties draw:fill-color="#ffd320"/>
    </style:style>
    <style:style style:name="ch10" style:family="chart">
      <style:chart-properties chart:solid-type="cuboid" chart:pie-offset="0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>
      <style:chart-properties chart:solid-type="cuboid"/>
      <style:graphic-properties draw:fill-color="#579d1c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.45cm" svg:height="4.183cm" xlink:href="." xlink:type="simple" chart:class="chart:ring" chart:style-name="ch1">
        <chart:plot-area chart:style-name="ch2" chart:data-source-has-labels="both" svg:x="0.338cm" svg:y="0.577cm" svg:width="3.595cm" svg:height="3.595cm">
          <chartooo:coordinate-region svg:x="0cm" svg:y="0.577cm" svg:width="4.272cm" svg:height="3.59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7" chart:values-cell-range-address="local-table.$E$2:.$E$5" chart:label-cell-address="local-table.$E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8" chart:values-cell-range-address="local-table.$F$2:.$F$5" chart:label-cell-address="local-table.$F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9" chart:values-cell-range-address="local-table.$G$2:.$G$5" chart:label-cell-address="local-table.$G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